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Tw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Tw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Thre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Fo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Fiv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Si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Si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Si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Sev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T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Sev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Sev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S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Sev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Thre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h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Eigh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E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Eigh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Eight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.00.0000</text:date>, <text:time style:data-style-name="N2" text:time-value="15:34:53.21845667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5:11:57.620079343</meta:creation-date>
    <dc:date>2020-08-14T15:35:25.714211804</dc:date>
    <meta:editing-duration>PT8M50S</meta:editing-duration>
    <meta:editing-cycles>4</meta:editing-cycles>
    <meta:generator>LibreOffice/6.4.4.2$Linux_X86_64 LibreOffice_project/40$Build-2</meta:generator>
    <meta:document-statistic meta:table-count="1" meta:cell-count="105" meta:object-count="0"/>
  </office:meta>
</office:document-meta>
</file>